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014b6" officeooo:paragraph-rsid="000014b6"/>
    </style:style>
    <style:style style:name="P2" style:family="paragraph" style:parent-style-name="Standard">
      <style:text-properties officeooo:rsid="000014b6" officeooo:paragraph-rsid="00016d59"/>
    </style:style>
    <style:style style:name="P3" style:family="paragraph" style:parent-style-name="Standard">
      <style:text-properties officeooo:rsid="000014b6" officeooo:paragraph-rsid="00033a06"/>
    </style:style>
    <style:style style:name="P4" style:family="paragraph" style:parent-style-name="Standard">
      <style:text-properties officeooo:rsid="0000e042" officeooo:paragraph-rsid="00016d59"/>
    </style:style>
    <style:style style:name="P5" style:family="paragraph" style:parent-style-name="Standard">
      <style:text-properties officeooo:rsid="0000e042" officeooo:paragraph-rsid="00033a06"/>
    </style:style>
    <style:style style:name="T1" style:family="text">
      <style:text-properties officeooo:rsid="00016d59"/>
    </style:style>
    <style:style style:name="T2" style:family="text">
      <style:text-properties officeooo:rsid="00033a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rint Planning</text:p>
      <text:p text:style-name="P4">Scrum Master : <text:span text:style-name="T1">Camila Carvalho.</text:span></text:p>
      <text:p text:style-name="P4">Product Owner : <text:span text:style-name="T1">Mailson Dennis.</text:span></text:p>
      <text:p text:style-name="P4">Development Team : <text:span text:style-name="T1">Eduardo Lucas, Camila Carvalho e Mailson Dennis.</text:span></text:p>
      <text:p text:style-name="P4"/>
      <text:p text:style-name="P2">Sprint 1 <text:span text:style-name="T2">[Início: ][Data prevista para o fim]</text:span>:</text:p>
      <text:p text:style-name="P2"><text:tab/>Levantamento de requisitos;</text:p>
      <text:p text:style-name="P2"><text:tab/>User Stories;</text:p>
      <text:p text:style-name="P2"><text:tab/>Crud de Autor, Cliente, Funcionário e Livro;</text:p>
      <text:p text:style-name="P3">Sprint 2 <text:span text:style-name="T2">[Início ][Data prevista para o fim]</text:span>:</text:p>
      <text:p text:style-name="P2"><text:tab/>Modelagem de Livro;</text:p>
      <text:p text:style-name="P2"><text:tab/>Modelagem de Autor;</text:p>
      <text:p text:style-name="P2"><text:tab/>Modelagem de Cliente;</text:p>
      <text:p text:style-name="P3">Sprint 3 <text:span text:style-name="T2">[Início ][Data prevista para o fim]</text:span>:</text:p>
      <text:p text:style-name="P2"><text:tab/>Modelagem de Empréstimo;</text:p>
      <text:p text:style-name="P2"><text:tab/>Modelagem de Gênero;</text:p>
      <text:p text:style-name="P2"><text:tab/>Modelagem de Funcionário;</text:p>
      <text:p text:style-name="P3">Sprint 4 <text:span text:style-name="T2">[Início ][Data prevista para o fim]</text:span>:</text:p>
      <text:p text:style-name="P2"><text:tab/>Modelagem de Devolução;</text:p>
      <text:p text:style-name="P2"><text:tab/>Modelagem de CadastroDevolução;</text:p>
      <text:p text:style-name="P2"><text:tab/>Interface Textual;</text:p>
      <text:p text:style-name="P5">Sprint 5 <text:span text:style-name="T2">[Início ][Data prevista para o fim]</text:span>:</text:p>
      <text:p text:style-name="P4"><text:tab/>Persistência de Dados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0T16:05:46.996870841</meta:creation-date>
    <dc:date>2018-09-20T16:12:09.952387578</dc:date>
    <meta:editing-duration>PT4M40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22" meta:word-count="103" meta:character-count="689" meta:non-whitespace-character-count="595"/>
  </office:meta>
</office:document-meta>
</file>